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RANDBETWEEN(-5;5)" office:value-type="float" office:value="9" calcext:value-type="float">
            <text:p>9</text:p>
          </table:table-cell>
          <table:table-cell table:formula="of:=[.C1]+RANDBETWEEN(-5;5)"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]+2+3*RAND()" office:value-type="float" office:value="6.28391964547336" calcext:value-type="float">
            <text:p>6.2839196455</text:p>
          </table:table-cell>
          <table:table-cell table:formula="of:=[.B2]+RANDBETWEEN(-5;5)" office:value-type="float" office:value="8" calcext:value-type="float">
            <text:p>8</text:p>
          </table:table-cell>
          <table:table-cell table:formula="of:=[.C2]+RANDBETWEEN(-5;5)"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]+2+3*RAND()" office:value-type="float" office:value="9.00918704154901" calcext:value-type="float">
            <text:p>9.0091870415</text:p>
          </table:table-cell>
          <table:table-cell table:formula="of:=[.B3]+RANDBETWEEN(-5;5)" office:value-type="float" office:value="10" calcext:value-type="float">
            <text:p>10</text:p>
          </table:table-cell>
          <table:table-cell table:formula="of:=[.C3]+RANDBETWEEN(-5;5)"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4]+2+3*RAND()" office:value-type="float" office:value="11.6172746224329" calcext:value-type="float">
            <text:p>11.6172746224</text:p>
          </table:table-cell>
          <table:table-cell table:formula="of:=[.B4]+RANDBETWEEN(-5;5)" office:value-type="float" office:value="8" calcext:value-type="float">
            <text:p>8</text:p>
          </table:table-cell>
          <table:table-cell table:formula="of:=[.C4]+RANDBETWEEN(-5;5)"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5]+2+3*RAND()" office:value-type="float" office:value="16.591466024518" calcext:value-type="float">
            <text:p>16.5914660245</text:p>
          </table:table-cell>
          <table:table-cell table:formula="of:=[.B5]+RANDBETWEEN(-5;5)" office:value-type="float" office:value="11" calcext:value-type="float">
            <text:p>11</text:p>
          </table:table-cell>
          <table:table-cell table:formula="of:=[.C5]+RANDBETWEEN(-5;5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6]+2+3*RAND()" office:value-type="float" office:value="20.3145542868879" calcext:value-type="float">
            <text:p>20.3145542869</text:p>
          </table:table-cell>
          <table:table-cell table:formula="of:=[.B6]+CEILING(RAND()*5;1)" office:value-type="float" office:value="16" calcext:value-type="float">
            <text:p>16</text:p>
          </table:table-cell>
          <table:table-cell table:formula="of:=[.C6]+CEILING(RAND()*5;1)" office:value-type="float" office:value="6" calcext:value-type="float">
            <text:p>6</text:p>
          </table:table-cell>
          <table:table-cell table:formula="of:=-10-RANDBETWEEN(-2;2)" office:value-type="float" office:value="-9" calcext:value-type="float">
            <text:p>-9</text:p>
          </table:table-cell>
        </table:table-row>
        <table:table-row table:style-name="ro1">
          <table:table-cell table:formula="of:=[.A7]+2+3*RAND()" office:value-type="float" office:value="23.5034629800357" calcext:value-type="float">
            <text:p>23.50346298</text:p>
          </table:table-cell>
          <table:table-cell table:formula="of:=[.B7]+CEILING(RAND()*5;1)" office:value-type="float" office:value="18" calcext:value-type="float">
            <text:p>18</text:p>
          </table:table-cell>
          <table:table-cell table:formula="of:=[.C7]+CEILING(RAND()*5;1)" office:value-type="float" office:value="9" calcext:value-type="float">
            <text:p>9</text:p>
          </table:table-cell>
          <table:table-cell table:formula="of:=-10-RANDBETWEEN(-2;2)" office:value-type="float" office:value="-11" calcext:value-type="float">
            <text:p>-11</text:p>
          </table:table-cell>
        </table:table-row>
        <table:table-row table:style-name="ro1">
          <table:table-cell table:formula="of:=[.A8]+2+3*RAND()" office:value-type="float" office:value="28.0309823646676" calcext:value-type="float">
            <text:p>28.0309823647</text:p>
          </table:table-cell>
          <table:table-cell table:formula="of:=[.B8]+CEILING(RAND()*5;1)" office:value-type="float" office:value="21" calcext:value-type="float">
            <text:p>21</text:p>
          </table:table-cell>
          <table:table-cell table:formula="of:=[.C8]+CEILING(RAND()*5;1)" office:value-type="float" office:value="10" calcext:value-type="float">
            <text:p>10</text:p>
          </table:table-cell>
          <table:table-cell table:formula="of:=-10-RANDBETWEEN(-2;2)" office:value-type="float" office:value="-10" calcext:value-type="float">
            <text:p>-10</text:p>
          </table:table-cell>
        </table:table-row>
        <table:table-row table:style-name="ro1">
          <table:table-cell table:formula="of:=[.A9]+2+3*RAND()" office:value-type="float" office:value="30.3163979058154" calcext:value-type="float">
            <text:p>30.3163979058</text:p>
          </table:table-cell>
          <table:table-cell table:formula="of:=[.B9]+CEILING(RAND()*5;1)" office:value-type="float" office:value="25" calcext:value-type="float">
            <text:p>25</text:p>
          </table:table-cell>
          <table:table-cell table:formula="of:=[.C9]+CEILING(RAND()*5;1)" office:value-type="float" office:value="13" calcext:value-type="float">
            <text:p>13</text:p>
          </table:table-cell>
          <table:table-cell table:formula="of:=-10-RANDBETWEEN(-2;2)" office:value-type="float" office:value="-9" calcext:value-type="float">
            <text:p>-9</text:p>
          </table:table-cell>
        </table:table-row>
        <table:table-row table:style-name="ro1">
          <table:table-cell table:formula="of:=[.A10]+2+3*RAND()" office:value-type="float" office:value="35.1286281552166" calcext:value-type="float">
            <text:p>35.1286281552</text:p>
          </table:table-cell>
          <table:table-cell table:formula="of:=[.B10]+CEILING(RAND()*5;1)" office:value-type="float" office:value="26" calcext:value-type="float">
            <text:p>26</text:p>
          </table:table-cell>
          <table:table-cell table:formula="of:=[.C10]+CEILING(RAND()*5;1)" office:value-type="float" office:value="16" calcext:value-type="float">
            <text:p>16</text:p>
          </table:table-cell>
          <table:table-cell table:formula="of:=-10-RANDBETWEEN(-2;2)" office:value-type="float" office:value="-12" calcext:value-type="float">
            <text:p>-12</text:p>
          </table:table-cell>
        </table:table-row>
        <table:table-row table:style-name="ro1">
          <table:table-cell table:formula="of:=[.A11]+2+3*RAND()" office:value-type="float" office:value="38.9689947543666" calcext:value-type="float">
            <text:p>38.9689947544</text:p>
          </table:table-cell>
          <table:table-cell table:formula="of:=[.B11]+CEILING(RAND()*5;1)" office:value-type="float" office:value="31" calcext:value-type="float">
            <text:p>31</text:p>
          </table:table-cell>
          <table:table-cell table:formula="of:=[.C11]+CEILING(RAND()*5;1)" office:value-type="float" office:value="21" calcext:value-type="float">
            <text:p>21</text:p>
          </table:table-cell>
          <table:table-cell table:formula="of:=[.D11]-CEILING(RAND()*5;1)" office:value-type="float" office:value="-15" calcext:value-type="float">
            <text:p>-15</text:p>
          </table:table-cell>
        </table:table-row>
        <table:table-row table:style-name="ro1">
          <table:table-cell table:formula="of:=[.A12]+6+4*RAND()" office:value-type="float" office:value="46.880740294233" calcext:value-type="float">
            <text:p>46.8807402942</text:p>
          </table:table-cell>
          <table:table-cell table:formula="of:=[.B12]+5+CEILING(RAND()*8;1)" office:value-type="float" office:value="38" calcext:value-type="float">
            <text:p>38</text:p>
          </table:table-cell>
          <table:table-cell table:formula="of:=[.C12]+5+CEILING(RAND()*8;1)" office:value-type="float" office:value="34" calcext:value-type="float">
            <text:p>34</text:p>
          </table:table-cell>
          <table:table-cell table:formula="of:=[.D12]-CEILING(RAND()*5;1)" office:value-type="float" office:value="-20" calcext:value-type="float">
            <text:p>-20</text:p>
          </table:table-cell>
        </table:table-row>
        <table:table-row table:style-name="ro1">
          <table:table-cell table:formula="of:=[.A13]+6+4*RAND()" office:value-type="float" office:value="54.1437940271571" calcext:value-type="float">
            <text:p>54.1437940272</text:p>
          </table:table-cell>
          <table:table-cell table:formula="of:=[.B13]+5+CEILING(RAND()*8;1)" office:value-type="float" office:value="45" calcext:value-type="float">
            <text:p>45</text:p>
          </table:table-cell>
          <table:table-cell table:formula="of:=[.C13]+5+CEILING(RAND()*8;1)" office:value-type="float" office:value="46" calcext:value-type="float">
            <text:p>46</text:p>
          </table:table-cell>
          <table:table-cell table:formula="of:=[.D13]-CEILING(RAND()*5;1)" office:value-type="float" office:value="-25" calcext:value-type="float">
            <text:p>-25</text:p>
          </table:table-cell>
        </table:table-row>
        <table:table-row table:style-name="ro1">
          <table:table-cell table:formula="of:=[.A14]+6+4*RAND()" office:value-type="float" office:value="60.9667593473569" calcext:value-type="float">
            <text:p>60.9667593474</text:p>
          </table:table-cell>
          <table:table-cell table:formula="of:=[.B14]+5+CEILING(RAND()*8;1)" office:value-type="float" office:value="51" calcext:value-type="float">
            <text:p>51</text:p>
          </table:table-cell>
          <table:table-cell table:formula="of:=[.C14]+5+CEILING(RAND()*8;1)" office:value-type="float" office:value="53" calcext:value-type="float">
            <text:p>53</text:p>
          </table:table-cell>
          <table:table-cell table:formula="of:=[.D14]-CEILING(RAND()*5;1)" office:value-type="float" office:value="-27" calcext:value-type="float">
            <text:p>-27</text:p>
          </table:table-cell>
        </table:table-row>
        <table:table-row table:style-name="ro1">
          <table:table-cell table:formula="of:=[.A15]+6+4*RAND()" office:value-type="float" office:value="69.0848183939233" calcext:value-type="float">
            <text:p>69.0848183939</text:p>
          </table:table-cell>
          <table:table-cell table:formula="of:=[.B15]+5+CEILING(RAND()*8;1)" office:value-type="float" office:value="59" calcext:value-type="float">
            <text:p>59</text:p>
          </table:table-cell>
          <table:table-cell table:formula="of:=[.C15]+5+CEILING(RAND()*8;1)" office:value-type="float" office:value="62" calcext:value-type="float">
            <text:p>62</text:p>
          </table:table-cell>
          <table:table-cell table:formula="of:=[.D15]-CEILING(RAND()*5;1)" office:value-type="float" office:value="-32" calcext:value-type="float">
            <text:p>-32</text:p>
          </table:table-cell>
        </table:table-row>
        <table:table-row table:style-name="ro1">
          <table:table-cell table:formula="of:=[.A16]+6+4*RAND()" office:value-type="float" office:value="78.7145047830418" calcext:value-type="float">
            <text:p>78.714504783</text:p>
          </table:table-cell>
          <table:table-cell table:formula="of:=[.B16]+5+CEILING(RAND()*8;1)" office:value-type="float" office:value="72" calcext:value-type="float">
            <text:p>72</text:p>
          </table:table-cell>
          <table:table-cell table:formula="of:=[.C16]+5+CEILING(RAND()*8;1)" office:value-type="float" office:value="69" calcext:value-type="float">
            <text:p>69</text:p>
          </table:table-cell>
          <table:table-cell table:formula="of:=[.D16]-CEILING(RAND()*5;1)" office:value-type="float" office:value="-35" calcext:value-type="float">
            <text:p>-35</text:p>
          </table:table-cell>
        </table:table-row>
        <table:table-row table:style-name="ro1">
          <table:table-cell table:formula="of:=[.A17]+12+4*RAND()" office:value-type="float" office:value="94.0348337739706" calcext:value-type="float">
            <text:p>94.034833774</text:p>
          </table:table-cell>
          <table:table-cell table:formula="of:=[.B17]+15+CEILING(RAND()*8;1)" office:value-type="float" office:value="90" calcext:value-type="float">
            <text:p>90</text:p>
          </table:table-cell>
          <table:table-cell table:formula="of:=[.C17]+5+CEILING(RAND()*8;1)" office:value-type="float" office:value="78" calcext:value-type="float">
            <text:p>78</text:p>
          </table:table-cell>
          <table:table-cell table:formula="of:=[.D17]-CEILING(RAND()*5;1)" office:value-type="float" office:value="-37" calcext:value-type="float">
            <text:p>-37</text:p>
          </table:table-cell>
        </table:table-row>
        <table:table-row table:style-name="ro1">
          <table:table-cell table:formula="of:=[.A18]+16+4*RAND()" office:value-type="float" office:value="110.426920148544" calcext:value-type="float">
            <text:p>110.4269201485</text:p>
          </table:table-cell>
          <table:table-cell table:formula="of:=[.B18]+15+CEILING(RAND()*8;1)" office:value-type="float" office:value="112" calcext:value-type="float">
            <text:p>112</text:p>
          </table:table-cell>
          <table:table-cell table:formula="of:=[.C18]+5+CEILING(RAND()*8;1)" office:value-type="float" office:value="86" calcext:value-type="float">
            <text:p>86</text:p>
          </table:table-cell>
          <table:table-cell table:formula="of:=[.D18]-CEILING(RAND()*5;1)" office:value-type="float" office:value="-42" calcext:value-type="float">
            <text:p>-42</text:p>
          </table:table-cell>
        </table:table-row>
        <table:table-row table:style-name="ro1">
          <table:table-cell table:formula="of:=[.A19]+16+4*RAND()" office:value-type="float" office:value="126.542124978267" calcext:value-type="float">
            <text:p>126.5421249783</text:p>
          </table:table-cell>
          <table:table-cell table:formula="of:=[.B19]+15+CEILING(RAND()*8;1)" office:value-type="float" office:value="135" calcext:value-type="float">
            <text:p>135</text:p>
          </table:table-cell>
          <table:table-cell table:formula="of:=[.C19]+5+CEILING(RAND()*8;1)" office:value-type="float" office:value="98" calcext:value-type="float">
            <text:p>98</text:p>
          </table:table-cell>
          <table:table-cell table:formula="of:=[.D19]-CEILING(RAND()*5;1)" office:value-type="float" office:value="-44" calcext:value-type="float">
            <text:p>-44</text:p>
          </table:table-cell>
        </table:table-row>
        <table:table-row table:style-name="ro1">
          <table:table-cell table:formula="of:=[.A20]+16+4*RAND()" office:value-type="float" office:value="143.598404388875" calcext:value-type="float">
            <text:p>143.5984043889</text:p>
          </table:table-cell>
          <table:table-cell table:formula="of:=[.B20]+15+CEILING(RAND()*8;1)" office:value-type="float" office:value="152" calcext:value-type="float">
            <text:p>152</text:p>
          </table:table-cell>
          <table:table-cell table:formula="of:=[.C20]+5+CEILING(RAND()*8;1)" office:value-type="float" office:value="110" calcext:value-type="float">
            <text:p>110</text:p>
          </table:table-cell>
          <table:table-cell table:formula="of:=[.D20]-CEILING(RAND()*5;1)" office:value-type="float" office:value="-47" calcext:value-type="float">
            <text:p>-47</text:p>
          </table:table-cell>
        </table:table-row>
        <table:table-row table:style-name="ro1">
          <table:table-cell table:formula="of:=[.A21]+16+4*RAND()" office:value-type="float" office:value="159.649605113082" calcext:value-type="float">
            <text:p>159.6496051131</text:p>
          </table:table-cell>
          <table:table-cell table:formula="of:=[.B21]+15+CEILING(RAND()*8;1)" office:value-type="float" office:value="170" calcext:value-type="float">
            <text:p>170</text:p>
          </table:table-cell>
          <table:table-cell table:formula="of:=[.C21]+5+CEILING(RAND()*8;1)" office:value-type="float" office:value="123" calcext:value-type="float">
            <text:p>12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2]+16+4*RAND()" office:value-type="float" office:value="175.72290206328" calcext:value-type="float">
            <text:p>175.7229020633</text:p>
          </table:table-cell>
          <table:table-cell table:formula="of:=[.B22]+15+CEILING(RAND()*8;1)" office:value-type="float" office:value="189" calcext:value-type="float">
            <text:p>189</text:p>
          </table:table-cell>
          <table:table-cell table:formula="of:=[.C22]+5+CEILING(RAND()*8;1)" office:value-type="float" office:value="132" calcext:value-type="float">
            <text:p>1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3]+16+4*RAND()" office:value-type="float" office:value="195.399219700135" calcext:value-type="float">
            <text:p>195.3992197001</text:p>
          </table:table-cell>
          <table:table-cell table:formula="of:=[.B23]+15+CEILING(RAND()*8;1)" office:value-type="float" office:value="210" calcext:value-type="float">
            <text:p>210</text:p>
          </table:table-cell>
          <table:table-cell table:formula="of:=[.C23]+5+CEILING(RAND()*8;1)" office:value-type="float" office:value="141" calcext:value-type="float">
            <text:p>14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4]+16+4*RAND()" office:value-type="float" office:value="214.392459368333" calcext:value-type="float">
            <text:p>214.3924593683</text:p>
          </table:table-cell>
          <table:table-cell table:formula="of:=[.B24]+15+CEILING(RAND()*8;1)" office:value-type="float" office:value="230" calcext:value-type="float">
            <text:p>230</text:p>
          </table:table-cell>
          <table:table-cell table:formula="of:=[.C24]+5+CEILING(RAND()*8;1)" office:value-type="float" office:value="149" calcext:value-type="float">
            <text:p>14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5]+16+4*RAND()" office:value-type="float" office:value="232.870143350214" calcext:value-type="float">
            <text:p>232.8701433502</text:p>
          </table:table-cell>
          <table:table-cell table:formula="of:=[.B25]+5+CEILING(RAND()*8;1)" office:value-type="float" office:value="236" calcext:value-type="float">
            <text:p>236</text:p>
          </table:table-cell>
          <table:table-cell table:formula="of:=[.C25]+5+CEILING(RAND()*8;1)" office:value-type="float" office:value="157" calcext:value-type="float">
            <text:p>15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6]+16+4*RAND()" office:value-type="float" office:value="249.411653815769" calcext:value-type="float">
            <text:p>249.4116538158</text:p>
          </table:table-cell>
          <table:table-cell table:formula="of:=[.B26]+5+CEILING(RAND()*8;1)" office:value-type="float" office:value="248" calcext:value-type="float">
            <text:p>248</text:p>
          </table:table-cell>
          <table:table-cell table:formula="of:=[.C26]+5+CEILING(RAND()*8;1)" office:value-type="float" office:value="170" calcext:value-type="float">
            <text:p>17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7]+2+3*RAND()" office:value-type="float" office:value="251.881497338414" calcext:value-type="float">
            <text:p>251.8814973384</text:p>
          </table:table-cell>
          <table:table-cell table:formula="of:=[.B27]+RANDBETWEEN(-5;5)" office:value-type="float" office:value="249" calcext:value-type="float">
            <text:p>249</text:p>
          </table:table-cell>
          <table:table-cell table:formula="of:=[.C27]+RANDBETWEEN(-5;5)" office:value-type="float" office:value="169" calcext:value-type="float">
            <text:p>16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28]+2+3*RAND()" office:value-type="float" office:value="255.161326109665" calcext:value-type="float">
            <text:p>255.1613261097</text:p>
          </table:table-cell>
          <table:table-cell table:formula="of:=[.B28]+RANDBETWEEN(-5;5)" office:value-type="float" office:value="254" calcext:value-type="float">
            <text:p>254</text:p>
          </table:table-cell>
          <table:table-cell table:formula="of:=[.C28]+RANDBETWEEN(-5;5)" office:value-type="float" office:value="166" calcext:value-type="float">
            <text:p>166</text:p>
          </table:table-cell>
          <table:table-cell table:formula="of:=-10-RANDBETWEEN(-2;2)" office:value-type="float" office:value="-9" calcext:value-type="float">
            <text:p>-9</text:p>
          </table:table-cell>
        </table:table-row>
        <table:table-row table:style-name="ro1">
          <table:table-cell table:formula="of:=[.A29]+2+3*RAND()" office:value-type="float" office:value="258.885652604047" calcext:value-type="float">
            <text:p>258.885652604</text:p>
          </table:table-cell>
          <table:table-cell table:formula="of:=[.B29]+RANDBETWEEN(-5;5)" office:value-type="float" office:value="253" calcext:value-type="float">
            <text:p>253</text:p>
          </table:table-cell>
          <table:table-cell table:formula="of:=[.C29]+RANDBETWEEN(-5;5)" office:value-type="float" office:value="161" calcext:value-type="float">
            <text:p>161</text:p>
          </table:table-cell>
          <table:table-cell table:formula="of:=-10-RANDBETWEEN(-2;2)" office:value-type="float" office:value="-10" calcext:value-type="float">
            <text:p>-10</text:p>
          </table:table-cell>
        </table:table-row>
        <table:table-row table:style-name="ro1">
          <table:table-cell table:formula="of:=[.A30]+2+3*RAND()" office:value-type="float" office:value="262.019380373182" calcext:value-type="float">
            <text:p>262.0193803732</text:p>
          </table:table-cell>
          <table:table-cell table:formula="of:=[.B30]+RANDBETWEEN(-5;5)" office:value-type="float" office:value="251" calcext:value-type="float">
            <text:p>251</text:p>
          </table:table-cell>
          <table:table-cell table:formula="of:=[.C30]+RANDBETWEEN(-5;5)" office:value-type="float" office:value="165" calcext:value-type="float">
            <text:p>165</text:p>
          </table:table-cell>
          <table:table-cell table:formula="of:=-10-RANDBETWEEN(-2;2)" office:value-type="float" office:value="-8" calcext:value-type="float">
            <text:p>-8</text:p>
          </table:table-cell>
        </table:table-row>
        <table:table-row table:style-name="ro1">
          <table:table-cell table:formula="of:=[.A31]+2+3*RAND()" office:value-type="float" office:value="266.429414371261" calcext:value-type="float">
            <text:p>266.4294143713</text:p>
          </table:table-cell>
          <table:table-cell table:formula="of:=[.B31]+RANDBETWEEN(-5;5)" office:value-type="float" office:value="256" calcext:value-type="float">
            <text:p>256</text:p>
          </table:table-cell>
          <table:table-cell table:formula="of:=[.C31]+RANDBETWEEN(-5;5)"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2]+2+3*RAND()" office:value-type="float" office:value="269.831459417706" calcext:value-type="float">
            <text:p>269.8314594177</text:p>
          </table:table-cell>
          <table:table-cell table:formula="of:=[.B32]+RANDBETWEEN(-5;5)" office:value-type="float" office:value="260" calcext:value-type="float">
            <text:p>260</text:p>
          </table:table-cell>
          <table:table-cell table:formula="of:=[.C32]+RANDBETWEEN(-5;5)"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3]+2+3*RAND()" office:value-type="float" office:value="273.599571957253" calcext:value-type="float">
            <text:p>273.5995719573</text:p>
          </table:table-cell>
          <table:table-cell table:formula="of:=[.B33]+RANDBETWEEN(-5;5)" office:value-type="float" office:value="255" calcext:value-type="float">
            <text:p>255</text:p>
          </table:table-cell>
          <table:table-cell table:formula="of:=[.C33]+RANDBETWEEN(-5;5)"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4]+2+3*RAND()" office:value-type="float" office:value="278.068389317952" calcext:value-type="float">
            <text:p>278.068389318</text:p>
          </table:table-cell>
          <table:table-cell table:formula="of:=[.B34]+RANDBETWEEN(-5;5)" office:value-type="float" office:value="256" calcext:value-type="float">
            <text:p>256</text:p>
          </table:table-cell>
          <table:table-cell table:formula="of:=[.C34]+RANDBETWEEN(-5;5)" office:value-type="float" office:value="157" calcext:value-type="float">
            <text:p>15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5]+2+3*RAND()" office:value-type="float" office:value="281.189273358556" calcext:value-type="float">
            <text:p>281.1892733586</text:p>
          </table:table-cell>
          <table:table-cell table:formula="of:=[.B35]+RANDBETWEEN(-5;5)" office:value-type="float" office:value="260" calcext:value-type="float">
            <text:p>260</text:p>
          </table:table-cell>
          <table:table-cell table:formula="of:=[.C35]+RANDBETWEEN(-5;5)"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6]+2+3*RAND()" office:value-type="float" office:value="285.801815340063" calcext:value-type="float">
            <text:p>285.8018153401</text:p>
          </table:table-cell>
          <table:table-cell table:formula="of:=[.B36]+RANDBETWEEN(-5;5)" office:value-type="float" office:value="261" calcext:value-type="float">
            <text:p>261</text:p>
          </table:table-cell>
          <table:table-cell table:formula="of:=[.C36]+RANDBETWEEN(-5;5)" office:value-type="float" office:value="156" calcext:value-type="float">
            <text:p>15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7]+2+3*RAND()" office:value-type="float" office:value="289.104888138128" calcext:value-type="float">
            <text:p>289.1048881381</text:p>
          </table:table-cell>
          <table:table-cell table:formula="of:=[.B37]+RANDBETWEEN(-5;5)" office:value-type="float" office:value="266" calcext:value-type="float">
            <text:p>266</text:p>
          </table:table-cell>
          <table:table-cell table:formula="of:=[.C37]+RANDBETWEEN(-5;5)" office:value-type="float" office:value="158" calcext:value-type="float">
            <text:p>15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8]+2+3*RAND()" office:value-type="float" office:value="291.508152910974" calcext:value-type="float">
            <text:p>291.508152911</text:p>
          </table:table-cell>
          <table:table-cell table:formula="of:=[.B38]+RANDBETWEEN(-5;5)" office:value-type="float" office:value="267" calcext:value-type="float">
            <text:p>267</text:p>
          </table:table-cell>
          <table:table-cell table:formula="of:=[.C38]+RANDBETWEEN(-5;5)" office:value-type="float" office:value="161" calcext:value-type="float">
            <text:p>16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[.A39]+25+3*RAND()" office:value-type="float" office:value="319.101975044701" calcext:value-type="float">
            <text:p>319.1019750447</text:p>
          </table:table-cell>
          <table:table-cell table:formula="of:=[.B39]+20+RANDBETWEEN(-5;5)" office:value-type="float" office:value="282" calcext:value-type="float">
            <text:p>282</text:p>
          </table:table-cell>
          <table:table-cell table:formula="of:=[.C39]+RANDBETWEEN(-5;5)" office:value-type="float" office:value="166" calcext:value-type="float">
            <text:p>16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formula="of:=[.A40]+25+3*RAND()" office:value-type="float" office:value="344.734457619023" calcext:value-type="float">
            <text:p>344.734457619</text:p>
          </table:table-cell>
          <table:table-cell table:formula="of:=[.B40]+20+RANDBETWEEN(-5;5)" office:value-type="float" office:value="307" calcext:value-type="float">
            <text:p>307</text:p>
          </table:table-cell>
          <table:table-cell table:formula="of:=[.C40]+RANDBETWEEN(-5;5)" office:value-type="float" office:value="163" calcext:value-type="float">
            <text:p>16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formula="of:=[.A41]+25+3*RAND()" office:value-type="float" office:value="372.631044673966" calcext:value-type="float">
            <text:p>372.631044674</text:p>
          </table:table-cell>
          <table:table-cell table:formula="of:=[.B41]+20+RANDBETWEEN(-5;5)" office:value-type="float" office:value="326" calcext:value-type="float">
            <text:p>326</text:p>
          </table:table-cell>
          <table:table-cell table:formula="of:=[.C41]+RANDBETWEEN(-5;5)" office:value-type="float" office:value="160" calcext:value-type="float">
            <text:p>160</text:p>
          </table:table-cell>
          <table:table-cell table:formula="of:=[.D37]" office:value-type="float" office:value="-10" calcext:value-type="float">
            <text:p>-10</text:p>
          </table:table-cell>
        </table:table-row>
        <table:table-row table:style-name="ro1">
          <table:table-cell table:formula="of:=[.A42]+25+3*RAND()" office:value-type="float" office:value="399.075688466895" calcext:value-type="float">
            <text:p>399.0756884669</text:p>
          </table:table-cell>
          <table:table-cell table:formula="of:=[.B42]+20+RANDBETWEEN(-5;5)" office:value-type="float" office:value="345" calcext:value-type="float">
            <text:p>345</text:p>
          </table:table-cell>
          <table:table-cell table:formula="of:=[.C42]+RANDBETWEEN(-5;5)" office:value-type="float" office:value="165" calcext:value-type="float">
            <text:p>165</text:p>
          </table:table-cell>
          <table:table-cell table:formula="of:=[.D38]" office:value-type="float" office:value="-10" calcext:value-type="float">
            <text:p>-10</text:p>
          </table:table-cell>
        </table:table-row>
        <table:table-row table:style-name="ro1">
          <table:table-cell table:formula="of:=[.A43]+25+3*RAND()" office:value-type="float" office:value="424.702414708445" calcext:value-type="float">
            <text:p>424.7024147084</text:p>
          </table:table-cell>
          <table:table-cell table:formula="of:=[.B43]+20+RANDBETWEEN(-5;5)" office:value-type="float" office:value="361" calcext:value-type="float">
            <text:p>361</text:p>
          </table:table-cell>
          <table:table-cell table:formula="of:=[.C43]+RANDBETWEEN(-5;5)" office:value-type="float" office:value="165" calcext:value-type="float">
            <text:p>165</text:p>
          </table:table-cell>
          <table:table-cell table:formula="of:=[.D39]" office:value-type="float" office:value="-10" calcext:value-type="float">
            <text:p>-10</text:p>
          </table:table-cell>
        </table:table-row>
        <table:table-row table:style-name="ro1">
          <table:table-cell table:formula="of:=[.A44]+25+3*RAND()" office:value-type="float" office:value="452.25430635619" calcext:value-type="float">
            <text:p>452.2543063562</text:p>
          </table:table-cell>
          <table:table-cell table:formula="of:=[.B44]+20+RANDBETWEEN(-5;5)" office:value-type="float" office:value="386" calcext:value-type="float">
            <text:p>386</text:p>
          </table:table-cell>
          <table:table-cell table:formula="of:=[.C44]+RANDBETWEEN(-5;5)" office:value-type="float" office:value="168" calcext:value-type="float">
            <text:p>168</text:p>
          </table:table-cell>
          <table:table-cell table:formula="of:=[.D40]" office:value-type="float" office:value="-9" calcext:value-type="float">
            <text:p>-9</text:p>
          </table:table-cell>
        </table:table-row>
        <table:table-row table:style-name="ro1">
          <table:table-cell table:formula="of:=[.A45]+25+3*RAND()" office:value-type="float" office:value="478.455691369716" calcext:value-type="float">
            <text:p>478.4556913697</text:p>
          </table:table-cell>
          <table:table-cell table:formula="of:=[.B45]+20+RANDBETWEEN(-5;5)" office:value-type="float" office:value="406" calcext:value-type="float">
            <text:p>406</text:p>
          </table:table-cell>
          <table:table-cell table:formula="of:=[.C45]+RANDBETWEEN(-5;5)" office:value-type="float" office:value="171" calcext:value-type="float">
            <text:p>171</text:p>
          </table:table-cell>
          <table:table-cell table:formula="of:=[.D41]" office:value-type="float" office:value="-8" calcext:value-type="float">
            <text:p>-8</text:p>
          </table:table-cell>
        </table:table-row>
        <table:table-row table:style-name="ro1">
          <table:table-cell table:formula="of:=[.A46]+120+3*RAND()" office:value-type="float" office:value="599.477636021096" calcext:value-type="float">
            <text:p>599.4776360211</text:p>
          </table:table-cell>
          <table:table-cell table:formula="of:=[.B46]+20+RANDBETWEEN(-5;5)" office:value-type="float" office:value="428" calcext:value-type="float">
            <text:p>428</text:p>
          </table:table-cell>
          <table:table-cell table:formula="of:=[.C46]+100+RANDBETWEEN(-5;5)" office:value-type="float" office:value="275" calcext:value-type="float">
            <text:p>275</text:p>
          </table:table-cell>
          <table:table-cell table:formula="of:=[.D42]" office:value-type="float" office:value="-10" calcext:value-type="float">
            <text:p>-10</text:p>
          </table:table-cell>
        </table:table-row>
        <table:table-row table:style-name="ro1">
          <table:table-cell table:formula="of:=[.A47]+120+3*RAND()" office:value-type="float" office:value="721.06431366317" calcext:value-type="float">
            <text:p>721.0643136632</text:p>
          </table:table-cell>
          <table:table-cell table:formula="of:=[.B47]+20+RANDBETWEEN(-5;5)" office:value-type="float" office:value="444" calcext:value-type="float">
            <text:p>444</text:p>
          </table:table-cell>
          <table:table-cell table:formula="of:=[.C47]+100+RANDBETWEEN(-5;5)" office:value-type="float" office:value="377" calcext:value-type="float">
            <text:p>377</text:p>
          </table:table-cell>
          <table:table-cell table:formula="of:=[.D43]" office:value-type="float" office:value="-10" calcext:value-type="float">
            <text:p>-10</text:p>
          </table:table-cell>
        </table:table-row>
        <table:table-row table:style-name="ro1">
          <table:table-cell table:formula="of:=[.A48]+120+3*RAND()" office:value-type="float" office:value="842.619098031661" calcext:value-type="float">
            <text:p>842.6190980317</text:p>
          </table:table-cell>
          <table:table-cell table:formula="of:=[.B48]+20+RANDBETWEEN(-5;5)" office:value-type="float" office:value="463" calcext:value-type="float">
            <text:p>463</text:p>
          </table:table-cell>
          <table:table-cell table:formula="of:=[.C48]+100+RANDBETWEEN(-5;5)" office:value-type="float" office:value="473" calcext:value-type="float">
            <text:p>473</text:p>
          </table:table-cell>
          <table:table-cell table:formula="of:=[.D44]" office:value-type="float" office:value="-10" calcext:value-type="float">
            <text:p>-10</text:p>
          </table:table-cell>
        </table:table-row>
        <table:table-row table:style-name="ro1">
          <table:table-cell table:formula="of:=[.A49]+120+3*RAND()" office:value-type="float" office:value="963.772344963625" calcext:value-type="float">
            <text:p>963.7723449636</text:p>
          </table:table-cell>
          <table:table-cell table:formula="of:=[.B49]+20+RANDBETWEEN(-5;5)" office:value-type="float" office:value="485" calcext:value-type="float">
            <text:p>485</text:p>
          </table:table-cell>
          <table:table-cell table:formula="of:=[.C49]+100+RANDBETWEEN(-5;5)" office:value-type="float" office:value="577" calcext:value-type="float">
            <text:p>577</text:p>
          </table:table-cell>
          <table:table-cell table:formula="of:=[.D45]" office:value-type="float" office:value="-9" calcext:value-type="float">
            <text:p>-9</text:p>
          </table:table-cell>
        </table:table-row>
        <table:table-row table:style-name="ro1">
          <table:table-cell table:formula="of:=[.A50]+120+3*RAND()" office:value-type="float" office:value="1084.77559041954" calcext:value-type="float">
            <text:p>1084.7755904195</text:p>
          </table:table-cell>
          <table:table-cell table:formula="of:=[.B50]+20+RANDBETWEEN(-5;5)" office:value-type="float" office:value="506" calcext:value-type="float">
            <text:p>506</text:p>
          </table:table-cell>
          <table:table-cell table:formula="of:=[.C50]+100+RANDBETWEEN(-5;5)" office:value-type="float" office:value="680" calcext:value-type="float">
            <text:p>680</text:p>
          </table:table-cell>
          <table:table-cell table:formula="of:=[.D46]" office:value-type="float" office:value="-8" calcext:value-type="float">
            <text:p>-8</text:p>
          </table:table-cell>
        </table:table-row>
        <table:table-row table:style-name="ro1">
          <table:table-cell table:formula="of:=[.A51]+120+3*RAND()" office:value-type="float" office:value="1206.182629077" calcext:value-type="float">
            <text:p>1206.182629077</text:p>
          </table:table-cell>
          <table:table-cell table:formula="of:=[.B51]+20+RANDBETWEEN(-5;5)" office:value-type="float" office:value="524" calcext:value-type="float">
            <text:p>524</text:p>
          </table:table-cell>
          <table:table-cell table:formula="of:=[.C51]+100+RANDBETWEEN(-5;5)" office:value-type="float" office:value="781" calcext:value-type="float">
            <text:p>781</text:p>
          </table:table-cell>
          <table:table-cell table:formula="of:=[.D47]" office:value-type="float" office:value="-10" calcext:value-type="float">
            <text:p>-10</text:p>
          </table:table-cell>
        </table:table-row>
        <table:table-row table:style-name="ro1">
          <table:table-cell table:formula="of:=[.A52]+120+3*RAND()" office:value-type="float" office:value="1328.50126623292" calcext:value-type="float">
            <text:p>1328.5012662329</text:p>
          </table:table-cell>
          <table:table-cell table:formula="of:=[.B52]+20+RANDBETWEEN(-5;5)" office:value-type="float" office:value="549" calcext:value-type="float">
            <text:p>549</text:p>
          </table:table-cell>
          <table:table-cell table:formula="of:=[.C52]+100+RANDBETWEEN(-5;5)" office:value-type="float" office:value="882" calcext:value-type="float">
            <text:p>882</text:p>
          </table:table-cell>
          <table:table-cell table:formula="of:=[.D48]" office:value-type="float" office:value="-10" calcext:value-type="float">
            <text:p>-10</text:p>
          </table:table-cell>
        </table:table-row>
        <table:table-row table:style-name="ro1">
          <table:table-cell table:formula="of:=[.A53]+120+3*RAND()" office:value-type="float" office:value="1449.36000472005" calcext:value-type="float">
            <text:p>1449.3600047201</text:p>
          </table:table-cell>
          <table:table-cell table:formula="of:=[.B53]+20+RANDBETWEEN(-5;5)" office:value-type="float" office:value="569" calcext:value-type="float">
            <text:p>569</text:p>
          </table:table-cell>
          <table:table-cell table:formula="of:=[.C53]+100+RANDBETWEEN(-5;5)" office:value-type="float" office:value="985" calcext:value-type="float">
            <text:p>985</text:p>
          </table:table-cell>
          <table:table-cell table:formula="of:=[.D49]" office:value-type="float" office:value="-10" calcext:value-type="float">
            <text:p>-10</text:p>
          </table:table-cell>
        </table:table-row>
        <table:table-row table:style-name="ro1">
          <table:table-cell table:formula="of:=[.A54]+120+3*RAND()" office:value-type="float" office:value="1569.86393447011" calcext:value-type="float">
            <text:p>1569.8639344701</text:p>
          </table:table-cell>
          <table:table-cell table:formula="of:=[.B54]+20+RANDBETWEEN(-5;5)" office:value-type="float" office:value="587" calcext:value-type="float">
            <text:p>587</text:p>
          </table:table-cell>
          <table:table-cell table:formula="of:=[.C54]+100+RANDBETWEEN(-5;5)" office:value-type="float" office:value="1086" calcext:value-type="float">
            <text:p>1086</text:p>
          </table:table-cell>
          <table:table-cell table:formula="of:=[.D50]" office:value-type="float" office:value="-9" calcext:value-type="float">
            <text:p>-9</text:p>
          </table:table-cell>
        </table:table-row>
        <table:table-row table:style-name="ro1">
          <table:table-cell table:formula="of:=[.A55]+120+3*RAND()" office:value-type="float" office:value="1691.09833232244" calcext:value-type="float">
            <text:p>1691.0983323224</text:p>
          </table:table-cell>
          <table:table-cell table:formula="of:=[.B55]+20+RANDBETWEEN(-5;5)" office:value-type="float" office:value="607" calcext:value-type="float">
            <text:p>607</text:p>
          </table:table-cell>
          <table:table-cell table:formula="of:=[.C55]+100+RANDBETWEEN(-5;5)" office:value-type="float" office:value="1184" calcext:value-type="float">
            <text:p>1184</text:p>
          </table:table-cell>
          <table:table-cell table:formula="of:=[.D51]" office:value-type="float" office:value="-8" calcext:value-type="float">
            <text:p>-8</text:p>
          </table:table-cell>
        </table:table-row>
        <table:table-row table:style-name="ro1">
          <table:table-cell table:formula="of:=[.A56]+120+3*RAND()" office:value-type="float" office:value="1812.50044302363" calcext:value-type="float">
            <text:p>1812.5004430236</text:p>
          </table:table-cell>
          <table:table-cell table:formula="of:=[.B56]+20+RANDBETWEEN(-5;5)" office:value-type="float" office:value="623" calcext:value-type="float">
            <text:p>623</text:p>
          </table:table-cell>
          <table:table-cell table:formula="of:=[.C56]+100+RANDBETWEEN(-5;5)" office:value-type="float" office:value="1289" calcext:value-type="float">
            <text:p>1289</text:p>
          </table:table-cell>
          <table:table-cell table:formula="of:=[.D52]" office:value-type="float" office:value="-10" calcext:value-type="float">
            <text:p>-10</text:p>
          </table:table-cell>
        </table:table-row>
        <table:table-row table:style-name="ro1">
          <table:table-cell table:formula="of:=[.A57]+120+3*RAND()" office:value-type="float" office:value="1935.42106774938" calcext:value-type="float">
            <text:p>1935.4210677494</text:p>
          </table:table-cell>
          <table:table-cell table:formula="of:=[.B57]+20+RANDBETWEEN(-5;5)" office:value-type="float" office:value="643" calcext:value-type="float">
            <text:p>643</text:p>
          </table:table-cell>
          <table:table-cell table:formula="of:=[.C57]+100+RANDBETWEEN(-5;5)" office:value-type="float" office:value="1394" calcext:value-type="float">
            <text:p>1394</text:p>
          </table:table-cell>
          <table:table-cell table:formula="of:=[.D53]" office:value-type="float" office:value="-10" calcext:value-type="float">
            <text:p>-10</text:p>
          </table:table-cell>
        </table:table-row>
        <table:table-row table:style-name="ro1">
          <table:table-cell table:formula="of:=[.A58]+120+3*RAND()" office:value-type="float" office:value="2057.89545283816" calcext:value-type="float">
            <text:p>2057.8954528382</text:p>
          </table:table-cell>
          <table:table-cell table:formula="of:=[.B58]+20+RANDBETWEEN(-5;5)" office:value-type="float" office:value="658" calcext:value-type="float">
            <text:p>658</text:p>
          </table:table-cell>
          <table:table-cell table:formula="of:=[.C58]+100+RANDBETWEEN(-5;5)" office:value-type="float" office:value="1497" calcext:value-type="float">
            <text:p>1497</text:p>
          </table:table-cell>
          <table:table-cell table:formula="of:=[.D54]" office:value-type="float" office:value="-10" calcext:value-type="float">
            <text:p>-10</text:p>
          </table:table-cell>
        </table:table-row>
        <table:table-row table:style-name="ro1">
          <table:table-cell table:formula="of:=[.A59]+120+3*RAND()" office:value-type="float" office:value="2178.39629376191" calcext:value-type="float">
            <text:p>2178.3962937619</text:p>
          </table:table-cell>
          <table:table-cell table:formula="of:=[.B59]+20+RANDBETWEEN(-5;5)" office:value-type="float" office:value="677" calcext:value-type="float">
            <text:p>677</text:p>
          </table:table-cell>
          <table:table-cell table:formula="of:=[.C59]+100+RANDBETWEEN(-5;5)" office:value-type="float" office:value="1602" calcext:value-type="float">
            <text:p>1602</text:p>
          </table:table-cell>
          <table:table-cell table:formula="of:=[.D55]" office:value-type="float" office:value="-9" calcext:value-type="float">
            <text:p>-9</text:p>
          </table:table-cell>
        </table:table-row>
        <table:table-row table:style-name="ro1">
          <table:table-cell table:formula="of:=[.A60]+120+3*RAND()" office:value-type="float" office:value="2300.40036589536" calcext:value-type="float">
            <text:p>2300.4003658954</text:p>
          </table:table-cell>
          <table:table-cell table:formula="of:=[.B60]+20+RANDBETWEEN(-5;5)" office:value-type="float" office:value="697" calcext:value-type="float">
            <text:p>697</text:p>
          </table:table-cell>
          <table:table-cell table:formula="of:=[.C60]+100+RANDBETWEEN(-5;5)" office:value-type="float" office:value="1706" calcext:value-type="float">
            <text:p>1706</text:p>
          </table:table-cell>
          <table:table-cell table:formula="of:=[.D56]" office:value-type="float" office:value="-8" calcext:value-type="float">
            <text:p>-8</text:p>
          </table:table-cell>
        </table:table-row>
        <table:table-row table:style-name="ro1">
          <table:table-cell table:formula="of:=[.A61]+120+3*RAND()" office:value-type="float" office:value="2420.72355705849" calcext:value-type="float">
            <text:p>2420.7235570585</text:p>
          </table:table-cell>
          <table:table-cell table:formula="of:=[.B61]+20+RANDBETWEEN(-5;5)" office:value-type="float" office:value="719" calcext:value-type="float">
            <text:p>719</text:p>
          </table:table-cell>
          <table:table-cell table:formula="of:=[.C61]+100+RANDBETWEEN(-5;5)" office:value-type="float" office:value="1802" calcext:value-type="float">
            <text:p>1802</text:p>
          </table:table-cell>
          <table:table-cell table:formula="of:=[.D57]" office:value-type="float" office:value="-10" calcext:value-type="float">
            <text:p>-10</text:p>
          </table:table-cell>
        </table:table-row>
        <table:table-row table:style-name="ro1">
          <table:table-cell table:formula="of:=[.A62]+120+3*RAND()" office:value-type="float" office:value="2541.89997997438" calcext:value-type="float">
            <text:p>2541.8999799744</text:p>
          </table:table-cell>
          <table:table-cell table:formula="of:=[.B62]+20+RANDBETWEEN(-5;5)" office:value-type="float" office:value="741" calcext:value-type="float">
            <text:p>741</text:p>
          </table:table-cell>
          <table:table-cell table:formula="of:=[.C62]+100+RANDBETWEEN(-5;5)" office:value-type="float" office:value="1906" calcext:value-type="float">
            <text:p>1906</text:p>
          </table:table-cell>
          <table:table-cell table:formula="of:=[.D58]" office:value-type="float" office:value="-10" calcext:value-type="float">
            <text:p>-10</text:p>
          </table:table-cell>
        </table:table-row>
        <table:table-row table:style-name="ro1">
          <table:table-cell table:formula="of:=[.A63]+120+3*RAND()" office:value-type="float" office:value="2663.14359366987" calcext:value-type="float">
            <text:p>2663.1435936699</text:p>
          </table:table-cell>
          <table:table-cell table:formula="of:=[.B63]+20+RANDBETWEEN(-5;5)" office:value-type="float" office:value="765" calcext:value-type="float">
            <text:p>765</text:p>
          </table:table-cell>
          <table:table-cell table:formula="of:=[.C63]+100+RANDBETWEEN(-5;5)" office:value-type="float" office:value="2002" calcext:value-type="float">
            <text:p>2002</text:p>
          </table:table-cell>
          <table:table-cell table:formula="of:=[.D59]" office:value-type="float" office:value="-10" calcext:value-type="float">
            <text:p>-10</text:p>
          </table:table-cell>
        </table:table-row>
        <table:table-row table:style-name="ro1">
          <table:table-cell table:formula="of:=[.A64]+120+3*RAND()" office:value-type="float" office:value="2785.88489295077" calcext:value-type="float">
            <text:p>2785.8848929508</text:p>
          </table:table-cell>
          <table:table-cell table:formula="of:=[.B64]+20+RANDBETWEEN(-5;5)" office:value-type="float" office:value="780" calcext:value-type="float">
            <text:p>780</text:p>
          </table:table-cell>
          <table:table-cell table:formula="of:=[.C64]+100+RANDBETWEEN(-5;5)" office:value-type="float" office:value="2102" calcext:value-type="float">
            <text:p>2102</text:p>
          </table:table-cell>
          <table:table-cell table:formula="of:=[.D60]" office:value-type="float" office:value="-9" calcext:value-type="float">
            <text:p>-9</text:p>
          </table:table-cell>
        </table:table-row>
        <table:table-row table:style-name="ro1">
          <table:table-cell table:formula="of:=[.A65]+120+3*RAND()" office:value-type="float" office:value="2907.53944377461" calcext:value-type="float">
            <text:p>2907.5394437746</text:p>
          </table:table-cell>
          <table:table-cell table:formula="of:=[.B65]+20+RANDBETWEEN(-5;5)" office:value-type="float" office:value="795" calcext:value-type="float">
            <text:p>795</text:p>
          </table:table-cell>
          <table:table-cell table:formula="of:=[.C65]+100+RANDBETWEEN(-5;5)" office:value-type="float" office:value="2203" calcext:value-type="float">
            <text:p>2203</text:p>
          </table:table-cell>
          <table:table-cell table:formula="of:=[.D61]" office:value-type="float" office:value="-8" calcext:value-type="float">
            <text:p>-8</text:p>
          </table:table-cell>
        </table:table-row>
        <table:table-row table:style-name="ro1">
          <table:table-cell table:formula="of:=[.A66]+120+3*RAND()" office:value-type="float" office:value="3029.15555049176" calcext:value-type="float">
            <text:p>3029.1555504918</text:p>
          </table:table-cell>
          <table:table-cell table:formula="of:=[.B66]+20+RANDBETWEEN(-5;5)" office:value-type="float" office:value="812" calcext:value-type="float">
            <text:p>812</text:p>
          </table:table-cell>
          <table:table-cell table:formula="of:=[.C66]+100+RANDBETWEEN(-5;5)" office:value-type="float" office:value="2302" calcext:value-type="float">
            <text:p>2302</text:p>
          </table:table-cell>
          <table:table-cell table:formula="of:=[.D62]" office:value-type="float" office:value="-10" calcext:value-type="float">
            <text:p>-10</text:p>
          </table:table-cell>
        </table:table-row>
        <table:table-row table:style-name="ro1">
          <table:table-cell table:formula="of:=[.A67]+120+3*RAND()" office:value-type="float" office:value="3149.619413245" calcext:value-type="float">
            <text:p>3149.619413245</text:p>
          </table:table-cell>
          <table:table-cell table:formula="of:=[.B67]+20+RANDBETWEEN(-5;5)" office:value-type="float" office:value="829" calcext:value-type="float">
            <text:p>829</text:p>
          </table:table-cell>
          <table:table-cell table:formula="of:=[.C67]+100+RANDBETWEEN(-5;5)" office:value-type="float" office:value="2398" calcext:value-type="float">
            <text:p>2398</text:p>
          </table:table-cell>
          <table:table-cell table:formula="of:=[.D63]" office:value-type="float" office:value="-10" calcext:value-type="float">
            <text:p>-10</text:p>
          </table:table-cell>
        </table:table-row>
        <table:table-row table:style-name="ro1">
          <table:table-cell table:formula="of:=[.A68]+120+3*RAND()" office:value-type="float" office:value="3269.80951220705" calcext:value-type="float">
            <text:p>3269.8095122071</text:p>
          </table:table-cell>
          <table:table-cell table:formula="of:=[.B68]+20+RANDBETWEEN(-5;5)" office:value-type="float" office:value="854" calcext:value-type="float">
            <text:p>854</text:p>
          </table:table-cell>
          <table:table-cell table:formula="of:=[.C68]+100+RANDBETWEEN(-5;5)" office:value-type="float" office:value="2500" calcext:value-type="float">
            <text:p>2500</text:p>
          </table:table-cell>
          <table:table-cell table:formula="of:=[.D64]" office:value-type="float" office:value="-10" calcext:value-type="float">
            <text:p>-10</text:p>
          </table:table-cell>
        </table:table-row>
        <table:table-row table:style-name="ro1">
          <table:table-cell table:formula="of:=[.A69]+120+3*RAND()" office:value-type="float" office:value="3392.80803691735" calcext:value-type="float">
            <text:p>3392.8080369174</text:p>
          </table:table-cell>
          <table:table-cell table:formula="of:=[.B69]+20+RANDBETWEEN(-5;5)" office:value-type="float" office:value="879" calcext:value-type="float">
            <text:p>879</text:p>
          </table:table-cell>
          <table:table-cell table:formula="of:=[.C69]+100+RANDBETWEEN(-5;5)" office:value-type="float" office:value="2597" calcext:value-type="float">
            <text:p>2597</text:p>
          </table:table-cell>
          <table:table-cell table:formula="of:=[.D65]" office:value-type="float" office:value="-9" calcext:value-type="float">
            <text:p>-9</text:p>
          </table:table-cell>
        </table:table-row>
        <table:table-row table:style-name="ro1">
          <table:table-cell table:formula="of:=[.A70]+120+3*RAND()" office:value-type="float" office:value="3515.15118337981" calcext:value-type="float">
            <text:p>3515.1511833798</text:p>
          </table:table-cell>
          <table:table-cell table:formula="of:=[.B70]+20+RANDBETWEEN(-5;5)" office:value-type="float" office:value="897" calcext:value-type="float">
            <text:p>897</text:p>
          </table:table-cell>
          <table:table-cell table:formula="of:=[.C70]+100+RANDBETWEEN(-5;5)" office:value-type="float" office:value="2696" calcext:value-type="float">
            <text:p>2696</text:p>
          </table:table-cell>
          <table:table-cell table:formula="of:=[.D66]" office:value-type="float" office:value="-8" calcext:value-type="float">
            <text:p>-8</text:p>
          </table:table-cell>
        </table:table-row>
        <table:table-row table:style-name="ro1">
          <table:table-cell table:formula="of:=[.A71]+120+3*RAND()" office:value-type="float" office:value="3636.66129718884" calcext:value-type="float">
            <text:p>3636.6612971888</text:p>
          </table:table-cell>
          <table:table-cell table:formula="of:=[.B71]+20+RANDBETWEEN(-5;5)" office:value-type="float" office:value="917" calcext:value-type="float">
            <text:p>917</text:p>
          </table:table-cell>
          <table:table-cell table:formula="of:=[.C71]+100+RANDBETWEEN(-5;5)" office:value-type="float" office:value="2796" calcext:value-type="float">
            <text:p>2796</text:p>
          </table:table-cell>
          <table:table-cell table:formula="of:=[.D67]" office:value-type="float" office:value="-10" calcext:value-type="float">
            <text:p>-10</text:p>
          </table:table-cell>
        </table:table-row>
        <table:table-row table:style-name="ro1">
          <table:table-cell table:formula="of:=[.A72]+120+3*RAND()" office:value-type="float" office:value="3757.30885854084" calcext:value-type="float">
            <text:p>3757.3088585408</text:p>
          </table:table-cell>
          <table:table-cell table:formula="of:=[.B72]+20+RANDBETWEEN(-5;5)" office:value-type="float" office:value="936" calcext:value-type="float">
            <text:p>936</text:p>
          </table:table-cell>
          <table:table-cell table:formula="of:=[.C72]+100+RANDBETWEEN(-5;5)" office:value-type="float" office:value="2891" calcext:value-type="float">
            <text:p>2891</text:p>
          </table:table-cell>
          <table:table-cell table:formula="of:=[.D68]" office:value-type="float" office:value="-10" calcext:value-type="float">
            <text:p>-10</text:p>
          </table:table-cell>
        </table:table-row>
        <table:table-row table:style-name="ro1">
          <table:table-cell table:formula="of:=[.A73]+120+3*RAND()" office:value-type="float" office:value="3878.70053632976" calcext:value-type="float">
            <text:p>3878.7005363298</text:p>
          </table:table-cell>
          <table:table-cell table:formula="of:=[.B73]+20+RANDBETWEEN(-5;5)" office:value-type="float" office:value="955" calcext:value-type="float">
            <text:p>955</text:p>
          </table:table-cell>
          <table:table-cell table:formula="of:=[.C73]+100+RANDBETWEEN(-5;5)" office:value-type="float" office:value="2990" calcext:value-type="float">
            <text:p>2990</text:p>
          </table:table-cell>
          <table:table-cell table:formula="of:=[.D69]" office:value-type="float" office:value="-10" calcext:value-type="float">
            <text:p>-10</text:p>
          </table:table-cell>
        </table:table-row>
        <table:table-row table:style-name="ro1">
          <table:table-cell table:formula="of:=[.A74]+120+3*RAND()" office:value-type="float" office:value="4001.3603234163" calcext:value-type="float">
            <text:p>4001.3603234163</text:p>
          </table:table-cell>
          <table:table-cell table:formula="of:=[.B74]+20+RANDBETWEEN(-5;5)" office:value-type="float" office:value="978" calcext:value-type="float">
            <text:p>978</text:p>
          </table:table-cell>
          <table:table-cell table:formula="of:=[.C74]+100+RANDBETWEEN(-5;5)" office:value-type="float" office:value="3094" calcext:value-type="float">
            <text:p>3094</text:p>
          </table:table-cell>
          <table:table-cell table:formula="of:=[.D70]" office:value-type="float" office:value="-9" calcext:value-type="float">
            <text:p>-9</text:p>
          </table:table-cell>
        </table:table-row>
        <table:table-row table:style-name="ro1">
          <table:table-cell table:formula="of:=[.A75]+120+3*RAND()" office:value-type="float" office:value="4121.95810723188" calcext:value-type="float">
            <text:p>4121.9581072319</text:p>
          </table:table-cell>
          <table:table-cell table:formula="of:=[.B75]+20+RANDBETWEEN(-5;5)" office:value-type="float" office:value="997" calcext:value-type="float">
            <text:p>997</text:p>
          </table:table-cell>
          <table:table-cell table:formula="of:=[.C75]+100+RANDBETWEEN(-5;5)" office:value-type="float" office:value="3192" calcext:value-type="float">
            <text:p>3192</text:p>
          </table:table-cell>
          <table:table-cell table:formula="of:=[.D71]" office:value-type="float" office:value="-8" calcext:value-type="float">
            <text:p>-8</text:p>
          </table:table-cell>
        </table:table-row>
        <table:table-row table:style-name="ro1">
          <table:table-cell table:formula="of:=[.A76]+120+3*RAND()" office:value-type="float" office:value="4243.31286800467" calcext:value-type="float">
            <text:p>4243.3128680047</text:p>
          </table:table-cell>
          <table:table-cell table:formula="of:=[.B76]+20+RANDBETWEEN(-5;5)" office:value-type="float" office:value="1019" calcext:value-type="float">
            <text:p>1019</text:p>
          </table:table-cell>
          <table:table-cell table:formula="of:=[.C76]+100+RANDBETWEEN(-5;5)" office:value-type="float" office:value="3288" calcext:value-type="float">
            <text:p>3288</text:p>
          </table:table-cell>
          <table:table-cell table:formula="of:=[.D72]" office:value-type="float" office:value="-10" calcext:value-type="float">
            <text:p>-10</text:p>
          </table:table-cell>
        </table:table-row>
        <table:table-row table:style-name="ro1">
          <table:table-cell table:formula="of:=[.A77]+120+3*RAND()" office:value-type="float" office:value="4363.61501016165" calcext:value-type="float">
            <text:p>4363.6150101617</text:p>
          </table:table-cell>
          <table:table-cell table:formula="of:=[.B77]+20+RANDBETWEEN(-5;5)" office:value-type="float" office:value="1038" calcext:value-type="float">
            <text:p>1038</text:p>
          </table:table-cell>
          <table:table-cell table:formula="of:=[.C77]+100+RANDBETWEEN(-5;5)" office:value-type="float" office:value="3387" calcext:value-type="float">
            <text:p>3387</text:p>
          </table:table-cell>
          <table:table-cell table:formula="of:=[.D73]" office:value-type="float" office:value="-10" calcext:value-type="float">
            <text:p>-10</text:p>
          </table:table-cell>
        </table:table-row>
        <table:table-row table:style-name="ro1">
          <table:table-cell table:formula="of:=[.A78]+120+3*RAND()" office:value-type="float" office:value="4485.71214280534" calcext:value-type="float">
            <text:p>4485.7121428053</text:p>
          </table:table-cell>
          <table:table-cell table:formula="of:=[.B78]+20+RANDBETWEEN(-5;5)" office:value-type="float" office:value="1063" calcext:value-type="float">
            <text:p>1063</text:p>
          </table:table-cell>
          <table:table-cell table:formula="of:=[.C78]+100+RANDBETWEEN(-5;5)" office:value-type="float" office:value="3485" calcext:value-type="float">
            <text:p>3485</text:p>
          </table:table-cell>
          <table:table-cell table:formula="of:=[.D74]" office:value-type="float" office:value="-10" calcext:value-type="float">
            <text:p>-10</text:p>
          </table:table-cell>
        </table:table-row>
        <table:table-row table:style-name="ro1">
          <table:table-cell table:formula="of:=[.A79]+120+3*RAND()" office:value-type="float" office:value="4608.02376775956" calcext:value-type="float">
            <text:p>4608.0237677596</text:p>
          </table:table-cell>
          <table:table-cell table:formula="of:=[.B79]+20+RANDBETWEEN(-5;5)" office:value-type="float" office:value="1084" calcext:value-type="float">
            <text:p>1084</text:p>
          </table:table-cell>
          <table:table-cell table:formula="of:=[.C79]+100+RANDBETWEEN(-5;5)" office:value-type="float" office:value="3590" calcext:value-type="float">
            <text:p>3590</text:p>
          </table:table-cell>
          <table:table-cell table:formula="of:=[.D75]" office:value-type="float" office:value="-9" calcext:value-type="float">
            <text:p>-9</text:p>
          </table:table-cell>
        </table:table-row>
        <table:table-row table:style-name="ro1">
          <table:table-cell table:formula="of:=[.A80]+120+3*RAND()" office:value-type="float" office:value="4730.99528893805" calcext:value-type="float">
            <text:p>4730.9952889381</text:p>
          </table:table-cell>
          <table:table-cell table:formula="of:=[.B80]+20+RANDBETWEEN(-5;5)" office:value-type="float" office:value="1107" calcext:value-type="float">
            <text:p>1107</text:p>
          </table:table-cell>
          <table:table-cell table:formula="of:=[.C80]+100+RANDBETWEEN(-5;5)" office:value-type="float" office:value="3691" calcext:value-type="float">
            <text:p>3691</text:p>
          </table:table-cell>
          <table:table-cell table:formula="of:=[.D76]" office:value-type="float" office:value="-8" calcext:value-type="float">
            <text:p>-8</text:p>
          </table:table-cell>
        </table:table-row>
        <table:table-row table:style-name="ro1">
          <table:table-cell table:formula="of:=[.A81]+120+3*RAND()" office:value-type="float" office:value="4853.19002237404" calcext:value-type="float">
            <text:p>4853.190022374</text:p>
          </table:table-cell>
          <table:table-cell table:formula="of:=[.B81]+20+RANDBETWEEN(-5;5)" office:value-type="float" office:value="1128" calcext:value-type="float">
            <text:p>1128</text:p>
          </table:table-cell>
          <table:table-cell table:formula="of:=[.C81]+100+RANDBETWEEN(-5;5)" office:value-type="float" office:value="3796" calcext:value-type="float">
            <text:p>3796</text:p>
          </table:table-cell>
          <table:table-cell table:formula="of:=[.D77]" office:value-type="float" office:value="-10" calcext:value-type="float">
            <text:p>-10</text:p>
          </table:table-cell>
        </table:table-row>
        <table:table-row table:style-name="ro1">
          <table:table-cell table:formula="of:=[.A82]+120+3*RAND()" office:value-type="float" office:value="4974.11169568542" calcext:value-type="float">
            <text:p>4974.1116956854</text:p>
          </table:table-cell>
          <table:table-cell table:formula="of:=[.B82]+20+RANDBETWEEN(-5;5)" office:value-type="float" office:value="1153" calcext:value-type="float">
            <text:p>1153</text:p>
          </table:table-cell>
          <table:table-cell table:formula="of:=[.C82]+100+RANDBETWEEN(-5;5)" office:value-type="float" office:value="3900" calcext:value-type="float">
            <text:p>3900</text:p>
          </table:table-cell>
          <table:table-cell table:formula="of:=[.D78]" office:value-type="float" office:value="-10" calcext:value-type="float">
            <text:p>-10</text:p>
          </table:table-cell>
        </table:table-row>
        <table:table-row table:style-name="ro1">
          <table:table-cell table:formula="of:=[.A83]+120+3*RAND()" office:value-type="float" office:value="5095.46289263712" calcext:value-type="float">
            <text:p>5095.4628926371</text:p>
          </table:table-cell>
          <table:table-cell table:formula="of:=[.B83]+20+RANDBETWEEN(-5;5)" office:value-type="float" office:value="1169" calcext:value-type="float">
            <text:p>1169</text:p>
          </table:table-cell>
          <table:table-cell table:formula="of:=[.C83]+100+RANDBETWEEN(-5;5)" office:value-type="float" office:value="4004" calcext:value-type="float">
            <text:p>4004</text:p>
          </table:table-cell>
          <table:table-cell table:formula="of:=[.D79]" office:value-type="float" office:value="-10" calcext:value-type="float">
            <text:p>-10</text:p>
          </table:table-cell>
        </table:table-row>
        <table:table-row table:style-name="ro1">
          <table:table-cell table:formula="of:=[.A84]+120+3*RAND()" office:value-type="float" office:value="5216.73028594838" calcext:value-type="float">
            <text:p>5216.7302859484</text:p>
          </table:table-cell>
          <table:table-cell table:formula="of:=[.B84]+20+RANDBETWEEN(-5;5)" office:value-type="float" office:value="1190" calcext:value-type="float">
            <text:p>1190</text:p>
          </table:table-cell>
          <table:table-cell table:formula="of:=[.C84]+100+RANDBETWEEN(-5;5)" office:value-type="float" office:value="4099" calcext:value-type="float">
            <text:p>4099</text:p>
          </table:table-cell>
          <table:table-cell table:formula="of:=[.D80]" office:value-type="float" office:value="-9" calcext:value-type="float">
            <text:p>-9</text:p>
          </table:table-cell>
        </table:table-row>
        <table:table-row table:style-name="ro1">
          <table:table-cell table:formula="of:=[.A85]+120+3*RAND()" office:value-type="float" office:value="5337.9312563783" calcext:value-type="float">
            <text:p>5337.9312563783</text:p>
          </table:table-cell>
          <table:table-cell table:formula="of:=[.B85]+20+RANDBETWEEN(-5;5)" office:value-type="float" office:value="1206" calcext:value-type="float">
            <text:p>1206</text:p>
          </table:table-cell>
          <table:table-cell table:formula="of:=[.C85]+100+RANDBETWEEN(-5;5)" office:value-type="float" office:value="4203" calcext:value-type="float">
            <text:p>4203</text:p>
          </table:table-cell>
          <table:table-cell table:formula="of:=[.D81]" office:value-type="float" office:value="-8" calcext:value-type="float">
            <text:p>-8</text:p>
          </table:table-cell>
        </table:table-row>
        <table:table-row table:style-name="ro1">
          <table:table-cell table:formula="of:=[.A86]+120+3*RAND()" office:value-type="float" office:value="5460.5327620965" calcext:value-type="float">
            <text:p>5460.5327620965</text:p>
          </table:table-cell>
          <table:table-cell table:formula="of:=[.B86]+20+RANDBETWEEN(-5;5)" office:value-type="float" office:value="1226" calcext:value-type="float">
            <text:p>1226</text:p>
          </table:table-cell>
          <table:table-cell table:formula="of:=[.C86]+100+RANDBETWEEN(-5;5)" office:value-type="float" office:value="4305" calcext:value-type="float">
            <text:p>4305</text:p>
          </table:table-cell>
          <table:table-cell table:formula="of:=[.D82]" office:value-type="float" office:value="-10" calcext:value-type="float">
            <text:p>-10</text:p>
          </table:table-cell>
        </table:table-row>
        <table:table-row table:style-name="ro1">
          <table:table-cell table:formula="of:=[.A87]+120+3*RAND()" office:value-type="float" office:value="5582.78640088951" calcext:value-type="float">
            <text:p>5582.7864008895</text:p>
          </table:table-cell>
          <table:table-cell table:formula="of:=[.B87]+20+RANDBETWEEN(-5;5)" office:value-type="float" office:value="1245" calcext:value-type="float">
            <text:p>1245</text:p>
          </table:table-cell>
          <table:table-cell table:formula="of:=[.C87]+100+RANDBETWEEN(-5;5)" office:value-type="float" office:value="4409" calcext:value-type="float">
            <text:p>4409</text:p>
          </table:table-cell>
          <table:table-cell table:formula="of:=[.D83]" office:value-type="float" office:value="-10" calcext:value-type="float">
            <text:p>-10</text:p>
          </table:table-cell>
        </table:table-row>
        <table:table-row table:style-name="ro1">
          <table:table-cell table:formula="of:=[.A88]+120+3*RAND()" office:value-type="float" office:value="5705.49379021511" calcext:value-type="float">
            <text:p>5705.4937902151</text:p>
          </table:table-cell>
          <table:table-cell table:formula="of:=[.B88]+20+RANDBETWEEN(-5;5)" office:value-type="float" office:value="1268" calcext:value-type="float">
            <text:p>1268</text:p>
          </table:table-cell>
          <table:table-cell table:formula="of:=[.C88]+100+RANDBETWEEN(-5;5)" office:value-type="float" office:value="4512" calcext:value-type="float">
            <text:p>4512</text:p>
          </table:table-cell>
          <table:table-cell table:formula="of:=[.D84]" office:value-type="float" office:value="-10" calcext:value-type="float">
            <text:p>-10</text:p>
          </table:table-cell>
        </table:table-row>
        <table:table-row table:style-name="ro1">
          <table:table-cell table:formula="of:=[.A89]+120+3*RAND()" office:value-type="float" office:value="5827.0632055162" calcext:value-type="float">
            <text:p>5827.0632055162</text:p>
          </table:table-cell>
          <table:table-cell table:formula="of:=[.B89]+20+RANDBETWEEN(-5;5)" office:value-type="float" office:value="1286" calcext:value-type="float">
            <text:p>1286</text:p>
          </table:table-cell>
          <table:table-cell table:formula="of:=[.C89]+100+RANDBETWEEN(-5;5)" office:value-type="float" office:value="4612" calcext:value-type="float">
            <text:p>4612</text:p>
          </table:table-cell>
          <table:table-cell table:formula="of:=[.D85]" office:value-type="float" office:value="-9" calcext:value-type="float">
            <text:p>-9</text:p>
          </table:table-cell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0000-00-00T00:00:01.711726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7-24T11:14:55.741037176</dc:date>
    <dc:creator>Filippo </dc:creator>
    <meta:editing-duration>P0D</meta:editing-duration>
    <meta:editing-cycles>4</meta:editing-cycles>
    <meta:document-statistic meta:table-count="1" meta:cell-count="360" meta:object-count="0"/>
  </office:meta>
</office:document-meta>
</file>